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ndale Mono2" svg:font-family="'Andale Mono'" style:font-pitch="fixed"/>
    <style:font-face style:name="Andale Mono4" svg:font-family="'Andale Mono'" style:font-adornments="Semibold" style:font-pitch="fixed"/>
    <style:font-face style:name="Andale Mono1" svg:font-family="'Andale Mono'" style:font-adornments="標準" style:font-pitch="fixed"/>
    <style:font-face style:name="Andale Mono3" svg:font-family="'Andale Mono'" style:font-adornments="Semibold" style:font-pitch="variable"/>
    <style:font-face style:name="Andale Mono" svg:font-family="'Andale Mono'" style:font-adornments="標準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0-outline1">
      <style:graphic-properties fo:min-height="6.7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 style:list-style-name="L5">
      <style:graphic-properties fo:min-height="12.75cm"/>
      <style:paragraph-properties style:writing-mode="lr-tb"/>
    </style:style>
    <style:style style:name="pr10" style:family="presentation" style:parent-style-name="Alizarin-outline1" style:list-style-name="L5">
      <style:graphic-properties fo:min-height="12.7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Arial1" fo:font-size="32pt" fo:font-weight="normal" style:font-size-asian="32pt" style:font-weight-asian="normal" style:font-size-complex="32pt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size-asian="32pt" style:font-weight-asian="normal" style:font-size-complex="32pt" style:font-weight-complex="normal"/>
    </style:style>
    <style:style style:name="P5" style:family="paragraph">
      <style:text-properties style:font-name="Andale Mono2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.403cm" fo:text-indent="0cm" style:text-autospace="ideograph-alpha" style:punctuation-wrap="hanging"/>
      <style:text-properties fo:font-size="22pt" style:font-size-asian="22pt" style:font-size-complex="22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style:font-size-asian="22pt" style:font-size-complex="22pt"/>
    </style:style>
    <style:style style:name="P10" style:family="paragraph">
      <style:text-properties fo:hyphenate="false"/>
    </style:style>
    <style:style style:name="P11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2" style:family="paragraph">
      <loext:graphic-properties draw:fill-color="#ffffff"/>
      <style:text-properties fo:font-size="28.1000003814697pt"/>
    </style:style>
    <style:style style:name="T1" style:family="text">
      <style:text-properties style:font-name="Arial1" fo:font-size="32pt" fo:font-weight="normal" style:font-size-asian="32pt" style:font-weight-asian="normal" style:font-size-complex="32pt" style:font-weight-complex="normal"/>
    </style:style>
    <style:style style:name="T2" style:family="text">
      <style:text-properties style:font-name="Andale Mono2"/>
    </style:style>
    <style:style style:name="T3" style:family="text">
      <style:text-properties style:font-name="Andale Mono2" fo:font-size="22pt" style:font-size-asian="22pt" style:font-size-complex="22pt"/>
    </style:style>
    <style:style style:name="T4" style:family="text">
      <style:text-properties style:font-name="Andale Mono2" fo:font-size="12pt" style:font-size-asian="12pt" style:font-size-complex="12pt"/>
    </style:style>
    <style:style style:name="T5" style:family="text">
      <style:text-properties style:font-name="Arial1" fo:font-size="22pt" style:font-size-asian="22pt" style:font-size-complex="22pt"/>
    </style:style>
    <style:style style:name="T6" style:family="text">
      <style:text-properties style:font-name="Andale Mono2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font-name="Arial1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Source Sans Pro Light1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font-name="Andale Mono2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onnecting Haskell to C/C++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Michael Toll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would you need C/C++</text:p>
          </draw:text-box>
        </draw:frame>
        <draw:frame presentation:style-name="pr5" draw:text-style-name="P2" draw:layer="layout" svg:width="25.146cm" svg:height="13.42cm" svg:x="1.27cm" svg:y="5.08cm" presentation:class="outline" presentation:user-transformed="true">
          <draw:text-box>
            <text:list text:style-name="L3">
              <text:list-item>
                <text:p text:style-name="P2"><text:span text:style-name="T1">The free software C library ecosystem: basically </text:span><text:span text:style-name="T1">packages starting with “lib”</text:span></text:p>
              </text:list-item>
              <text:list-item>
                <text:p text:style-name="P2"><text:span text:style-name="T1">Audio/video stuff tends to be in C because of </text:span><text:span text:style-name="T1">real-time requirements</text:span></text:p>
              </text:list-item>
              <text:list-item>
                <text:p text:style-name="P2"><text:span text:style-name="T1">Lot of utilities for game development are C++, </text:span><text:span text:style-name="T1">due to professional game dev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 as lingua franca</text:p>
          </draw:text-box>
        </draw:frame>
        <draw:frame presentation:style-name="pr5" draw:text-style-name="P2" draw:layer="layout" svg:width="25.146cm" svg:height="13.42cm" svg:x="1.27cm" svg:y="4.614cm" presentation:class="outline" presentation:user-transformed="true">
          <draw:text-box>
            <text:list text:style-name="L3">
              <text:list-item>
                <text:p text:style-name="P2"><text:span text:style-name="T1">Almost every other language has a way to </text:span><text:span text:style-name="T1">connect to C code</text:span></text:p>
              </text:list-item>
              <text:list-item>
                <text:p text:style-name="P2"><text:span text:style-name="T1">2 approaches:</text:span></text:p>
                <text:list>
                  <text:list-item>
                    <text:p text:style-name="P4"><text:span text:style-name="T1">Extension API: write C code to connect a C lib </text:span><text:span text:style-name="T1">to an interpreter</text:span></text:p>
                  </text:list-item>
                  <text:list-item>
                    <text:p text:style-name="P4"><text:span text:style-name="T1">Foreign function interface: import C stuff and to </text:span><text:span text:style-name="T1">the translation work in the host language</text:span></text:p>
                  </text:list-item>
                </text:list>
              </text:list-item>
              <text:list-item>
                <text:p text:style-name="P4"><text:span text:style-name="T1">FFI is generally superior in terms of </text:span><text:span text:style-name="T1">maintainabilit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is talk</text:p>
          </draw:text-box>
        </draw:frame>
        <draw:frame presentation:style-name="pr5" draw:text-style-name="P2" draw:layer="layout" svg:width="25.146cm" svg:height="13.42cm" svg:x="1.27cm" svg:y="4.614cm" presentation:class="outline" presentation:user-transformed="true">
          <draw:text-box>
            <text:list text:style-name="L4">
              <text:list-item>
                <text:p text:style-name="P2"><text:span text:style-name="T1"><text:s/></text:span><text:span text:style-name="T1">How C becomes machine code, what does </text:span><text:span text:style-name="T1">calling a C function look like</text:span></text:p>
              </text:list-item>
              <text:list-item>
                <text:p text:style-name="P2"><text:span text:style-name="T1"><text:s/></text:span><text:span text:style-name="T1">The Haskell foreign function interface</text:span></text:p>
              </text:list-item>
              <text:list-item>
                <text:p text:style-name="P2"><text:span text:style-name="T1"><text:s/></text:span><text:span text:style-name="T1">The “higher FFI”: working with C headers</text:span></text:p>
              </text:list-item>
              <text:list-item>
                <text:p text:style-name="P2"><text:span text:style-name="T1"><text:s/></text:span><text:span text:style-name="T1">How to locate code/libraries and link a program</text:span></text:p>
              </text:list-item>
              <text:list-item>
                <text:p text:style-name="P2"><text:span text:style-name="T1"><text:s/></text:span><text:span text:style-name="T1">How to package a program with libraries and </text:span><text:span text:style-name="T1">ship to user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art 1/5</text:p>
          </draw:text-box>
        </draw:frame>
        <draw:frame presentation:style-name="pr7" draw:layer="layout" svg:width="25.5cm" svg:height="7cm" svg:x="1.5cm" svg:y="13cm" presentation:class="outline">
          <draw:text-box>
            <text:list text:style-name="L5">
              <text:list-item>
                <text:p>C to machine code (briefly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art 2/5</text:p>
          </draw:text-box>
        </draw:frame>
        <draw:frame presentation:style-name="pr7" draw:layer="layout" svg:width="25.5cm" svg:height="7cm" svg:x="1.5cm" svg:y="13cm" presentation:class="outline">
          <draw:text-box>
            <text:list text:style-name="L5">
              <text:list-item>
                <text:p>The Foreign Function Interfac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ample 1</text:p>
          </draw:text-box>
        </draw:frame>
        <draw:frame presentation:style-name="pr5" draw:text-style-name="P5" draw:layer="layout" svg:width="22.352cm" svg:height="13.42cm" svg:x="1.27cm" svg:y="5.08cm" presentation:class="outline" presentation:user-transformed="true">
          <draw:text-box>
            <text:list text:style-name="L5">
              <text:list-item>
                <text:p text:style-name="P5"><text:span text:style-name="T2">// .c</text:span></text:p>
              </text:list-item>
              <text:list-item>
                <text:p text:style-name="P5"><text:span text:style-name="T2">int doubleMe(int x) {</text:span></text:p>
              </text:list-item>
              <text:list-item>
                <text:p text:style-name="P5"><text:span text:style-name="T2"><text:s text:c="2"/></text:span><text:span text:style-name="T2">return x * 2;</text:span></text:p>
              </text:list-item>
              <text:list-item>
                <text:p text:style-name="P5"><text:span text:style-name="T2">}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-- .hs</text:span></text:p>
              </text:list-item>
              <text:list-item>
                <text:p text:style-name="P5"><text:span text:style-name="T2">foreign import ccall "doubleMe"</text:span></text:p>
              </text:list-item>
              <text:list-item>
                <text:p text:style-name="P5"><text:span text:style-name="T2"><text:s text:c="2"/></text:span><text:span text:style-name="T2">doubleMe :: CInt -&gt; IO C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 1 (running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 text:style-name="P6"><text:span text:style-name="T2">main :: IO ()</text:span></text:p>
              </text:list-item>
              <text:list-item>
                <text:p><text:span text:style-name="T2">main = doubleMe 25 &gt;&gt;= print</text:span></text:p>
              </text:list-item>
              <text:list-item>
                <text:p><text:span text:style-name="T2"/></text:p>
              </text:list-item>
              <text:list-item>
                <text:p><text:span text:style-name="T2">$ ghc main.hs double.c</text:span></text:p>
              </text:list-item>
              <text:list-item>
                <text:p><text:span text:style-name="T2">[1 of 1] Compiling Main <text:s/>( main.hs, main.o )</text:span></text:p>
              </text:list-item>
              <text:list-item>
                <text:p><text:span text:style-name="T2">Linking main ...</text:span></text:p>
              </text:list-item>
              <text:list-item>
                <text:p><text:span text:style-name="T2">$ ./main</text:span></text:p>
              </text:list-item>
              <text:list-item>
                <text:p><text:span text:style-name="T2">5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ts of the import declaration</text:p>
          </draw:text-box>
        </draw:frame>
        <draw:frame presentation:style-name="pr5" draw:text-style-name="P8" draw:layer="layout" svg:width="26.008cm" svg:height="14.224cm" svg:x="0.762cm" svg:y="4.318cm" presentation:class="outline" presentation:user-transformed="true">
          <draw:text-box>
            <text:list text:style-name="L5">
              <text:list-item>
                <text:p text:style-name="P7"><text:span text:style-name="T3">foreign import ccall "doubleMe"</text:span></text:p>
              </text:list-item>
              <text:list-item>
                <text:p text:style-name="P8"><text:span text:style-name="T3"><text:s text:c="2"/></text:span><text:span text:style-name="T3">doubleMe :: CInt -&gt; IO CInt</text:span></text:p>
              </text:list-item>
              <text:list-item>
                <text:p text:style-name="P8"><text:span text:style-name="T4"/></text:p>
              </text:list-item>
            </text:list>
            <text:list text:style-name="L3">
              <text:list-item>
                <text:p text:style-name="P8"><text:span text:style-name="T3">foreign import</text:span></text:p>
                <text:list>
                  <text:list-item>
                    <text:p text:style-name="P8"><text:span text:style-name="T5">New top-level declaration type added by the FFI</text:span></text:p>
                  </text:list-item>
                  <text:list-item>
                    <text:p text:style-name="P8"><text:span text:style-name="T6">export</text:span><text:span text:style-name="T3"> </text:span><text:span text:style-name="T5">also available</text:span></text:p>
                  </text:list-item>
                </text:list>
              </text:list-item>
              <text:list-item>
                <text:p text:style-name="P8"><text:span text:style-name="T3">ccall</text:span></text:p>
                <text:list>
                  <text:list-item>
                    <text:p text:style-name="P8"><text:span text:style-name="T5">Calling convention</text:span></text:p>
                  </text:list-item>
                  <text:list-item>
                    <text:p text:style-name="P8"><text:span text:style-name="T5">Almost always </text:span><text:span text:style-name="T6">ccall</text:span><text:span text:style-name="T5">, unless 32-bit Windows</text:span></text:p>
                  </text:list-item>
                </text:list>
              </text:list-item>
              <text:list-item>
                <text:p text:style-name="P8"><text:span text:style-name="T7">String literal: name of function in C</text:span></text:p>
                <text:list>
                  <text:list-item>
                    <text:p text:style-name="P9"><text:span text:style-name="T7">Defaults to same as Haskell name if not given</text:span></text:p>
                  </text:list-item>
                </text:list>
              </text:list-item>
              <text:list-item>
                <text:p text:style-name="P8"><text:span text:style-name="T7">Haskell identifier and type signature: used to generate the calling co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 2: pointers</text:p>
          </draw:text-box>
        </draw:frame>
        <draw:frame presentation:style-name="pr5" draw:text-style-name="P5" draw:layer="layout" svg:width="24.976cm" svg:height="13.97cm" svg:x="1.524cm" svg:y="4.318cm" presentation:class="outline" presentation:user-transformed="true">
          <draw:text-box>
            <text:list text:style-name="L5">
              <text:list-item>
                <text:p text:style-name="P5"><text:span text:style-name="T2">// .c</text:span></text:p>
              </text:list-item>
              <text:list-item>
                <text:p text:style-name="P5"><text:span text:style-name="T2">void doubleMe(int input, int *output) {</text:span></text:p>
              </text:list-item>
              <text:list-item>
                <text:p text:style-name="P5"><text:span text:style-name="T2"><text:s text:c="2"/></text:span><text:span text:style-name="T2">*output = input * 2;</text:span></text:p>
              </text:list-item>
              <text:list-item>
                <text:p text:style-name="P5"><text:span text:style-name="T2">}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-- .hs</text:span></text:p>
              </text:list-item>
              <text:list-item>
                <text:p text:style-name="P5"><text:span text:style-name="T2">foreign import ccall "doubleMe"</text:span></text:p>
              </text:list-item>
              <text:list-item>
                <text:p text:style-name="P5"><text:span text:style-name="T2"><text:s text:c="2"/></text:span><text:span text:style-name="T2">c_doubleMe :: CInt -&gt; Ptr CInt -&gt; IO ()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doubleMe :: CInt -&gt; IO CInt</text:span></text:p>
              </text:list-item>
              <text:list-item>
                <text:p text:style-name="P5"><text:span text:style-name="T2">doubleMe input = alloca $ \p -&gt; do</text:span></text:p>
              </text:list-item>
              <text:list-item>
                <text:p text:style-name="P5"><text:span text:style-name="T2"><text:s text:c="2"/></text:span><text:span text:style-name="T2">c_doubleMe input p</text:span></text:p>
              </text:list-item>
              <text:list-item>
                <text:p text:style-name="P5"><text:span text:style-name="T2"><text:s text:c="2"/></text:span><text:span text:style-name="T2">peek 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9" draw:text-style-name="P10" draw:layer="layout" svg:width="26.67cm" svg:height="13.928cm" svg:x="0.508cm" svg:y="4.572cm" presentation:class="outline" presentation:user-transformed="true">
          <draw:text-box>
            <text:list text:style-name="L3">
              <text:list-item>
                <text:p><text:span text:style-name="T2">Foreign</text:span>, <text:span text:style-name="T2">Foreign.C</text:span></text:p>
                <text:list>
                  <text:list-item>
                    <text:p><text:span text:style-name="T8">Set of C numerical types: </text:span><text:span text:style-name="T2">CInt</text:span><text:span text:style-name="T8">, </text:span><text:span text:style-name="T2">CLong</text:span><text:span text:style-name="T8">, </text:span><text:span text:style-name="T2">CFloat</text:span><text:span text:style-name="T8">, </text:span><text:span text:style-name="T2">CDouble</text:span><text:span text:style-name="T8">, etc.</text:span></text:p>
                    <text:list>
                      <text:list-item>
                        <text:p><text:span text:style-name="T2">newtype</text:span><text:span text:style-name="T8"> wrappers around standard Haskell types depending on your system</text:span></text:p>
                      </text:list-item>
                      <text:list-item>
                        <text:p><text:span text:style-name="T8">All have </text:span><text:span text:style-name="T2">Num</text:span><text:span text:style-name="T8">, </text:span><text:span text:style-name="T2">Real</text:span><text:span text:style-name="T8">, </text:span><text:span text:style-name="T2">Integral</text:span><text:span text:style-name="T8">/</text:span><text:span text:style-name="T2">Fractional</text:span><text:span text:style-name="T8">, etc. instances so you can use numeric </text:span><text:span text:style-name="T8">literals directly</text:span></text:p>
                      </text:list-item>
                    </text:list>
                  </text:list-item>
                  <text:list-item>
                    <text:p><text:span text:style-name="T2">Ptr</text:span><text:span text:style-name="T8">: standard pointer type</text:span></text:p>
                    <text:list>
                      <text:list-item>
                        <text:p><text:span text:style-name="T8">Carries a phantom type parameter</text:span></text:p>
                      </text:list-item>
                      <text:list-item>
                        <text:p><text:span text:style-name="T8">The </text:span><text:span text:style-name="T2">Storable</text:span><text:span text:style-name="T8"> typeclass lets you use this parameter in the usual C way to access </text:span><text:span text:style-name="T8">values in memory</text:span></text:p>
                      </text:list-item>
                    </text:list>
                  </text:list-item>
                  <text:list-item>
                    <text:p><text:span text:style-name="T2">FunPtr</text:span><text:span text:style-name="T8">: function pointer type, can be translated to/from a Haskell </text:span><text:span text:style-name="T8">function</text:span></text:p>
                  </text:list-item>
                  <text:list-item>
                    <text:p><text:span text:style-name="T2">ForeignPtr</text:span><text:span text:style-name="T8">: pointer that hooks into the Haskell garbage collector, so </text:span><text:span text:style-name="T8">a destructor/free function can be called when the Haskell value goes </text:span><text:span text:style-name="T8">out of scop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10" draw:text-style-name="P10" draw:layer="layout" svg:width="26.416cm" svg:height="13.208cm" svg:x="0.762cm" svg:y="4.826cm" presentation:class="outline" presentation:user-transformed="true">
          <draw:text-box>
            <text:list text:style-name="L3">
              <text:list-item>
                <text:p>Strings</text:p>
                <text:list>
                  <text:list-item>
                    <text:p><text:span text:style-name="T2">char*</text:span> can correspond to <text:span text:style-name="T2">ByteString</text:span> or <text:span text:style-name="T2">Text</text:span> depending on context</text:p>
                  </text:list-item>
                  <text:list-item>
                    <text:p>Need to know character encoding to read as <text:span text:style-name="T2">String</text:span>/<text:span text:style-name="T2">Text</text:span></text:p>
                    <text:list>
                      <text:list-item>
                        <text:p>UTF-8, common on Mac/Linux as well as some cross-platform APIs</text:p>
                        <text:list>
                          <text:list-item>
                            <text:p><text:span text:style-name="T2">Data.ByteString.packCString</text:span><text:span text:style-name="T8">, then </text:span><text:span text:style-name="T2">Data.Text.Encoding.decodeUtf8</text:span></text:p>
                          </text:list-item>
                        </text:list>
                      </text:list-item>
                      <text:list-item>
                        <text:p text:style-name="P11"><text:span text:style-name="T9">UTF-16, common on Windows</text:span></text:p>
                        <text:list>
                          <text:list-item>
                            <text:p><text:span text:style-name="T9">Stored in a </text:span><text:span text:style-name="T10">wchar_t*</text:span><text:span text:style-name="T9"> (</text:span><text:span text:style-name="T10">Ptr CWchar</text:span><text:span text:style-name="T9">)</text:span></text:p>
                          </text:list-item>
                          <text:list-item>
                            <text:p><text:span text:style-name="T10">Foreign.C.String.peekCWString</text:span><text:span text:style-name="T9">, then </text:span><text:span text:style-name="T10">Data.Text.pack</text:span></text:p>
                          </text:list-item>
                        </text:list>
                      </text:list-item>
                      <text:list-item>
                        <text:p>System locale encoding, used by readFile/writeFile/etc.</text:p>
                        <text:list>
                          <text:list-item>
                            <text:p><text:span text:style-name="T10">Foreign.C.String.peekCString</text:span><text:span text:style-name="T9">, then </text:span><text:span text:style-name="T10">Data.Text.pac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rrays</text:p>
                <text:list>
                  <text:list-item>
                    <text:p>C arrays are just a sequence of elements packed sequentially in memory, plus a length (passed separately)</text:p>
                  </text:list-item>
                  <text:list-item>
                    <text:p><text:span text:style-name="T2">Storable</text:span> includes functions to read/write Haskell lists as packed arrays</text:p>
                  </text:list-item>
                  <text:list-item>
                    <text:p><text:span text:style-name="T2">vector</text:span> package provides <text:span text:style-name="T2">Data.Vector.Storable</text:span>, which is a nice Haskell data structure but stored in memory as a C array</text:p>
                    <text:list>
                      <text:list-item>
                        <text:p>Can construct a storable vector directly from a <text:span text:style-name="T2">Ptr</text:span>/<text:span text:style-name="T2">ForeignPtr</text:span>, optionally with no copy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art 3/5</text:p>
          </draw:text-box>
        </draw:frame>
        <draw:frame presentation:style-name="pr7" draw:layer="layout" svg:width="25.5cm" svg:height="7cm" svg:x="1.5cm" svg:y="13cm" presentation:class="outline">
          <draw:text-box>
            <text:list text:style-name="L5">
              <text:list-item>
                <text:p>Working with C header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art 4/5</text:p>
          </draw:text-box>
        </draw:frame>
        <draw:frame presentation:style-name="pr7" draw:layer="layout" svg:width="25.5cm" svg:height="7cm" svg:x="1.5cm" svg:y="13cm" presentation:class="outline">
          <draw:text-box>
            <text:list text:style-name="L5">
              <text:list-item>
                <text:p>How to locate code/librari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art 5/5</text:p>
          </draw:text-box>
        </draw:frame>
        <draw:frame presentation:style-name="pr7" draw:layer="layout" svg:width="25.5cm" svg:height="7cm" svg:x="1.5cm" svg:y="13cm" presentation:class="outline">
          <draw:text-box>
            <text:list text:style-name="L5">
              <text:list-item>
                <text:p>How to ship your program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ndale Mono2" svg:font-family="'Andale Mono'" style:font-pitch="fixed"/>
    <style:font-face style:name="Andale Mono4" svg:font-family="'Andale Mono'" style:font-adornments="Semibold" style:font-pitch="fixed"/>
    <style:font-face style:name="Andale Mono1" svg:font-family="'Andale Mono'" style:font-adornments="標準" style:font-pitch="fixed"/>
    <style:font-face style:name="Andale Mono3" svg:font-family="'Andale Mono'" style:font-adornments="Semibold" style:font-pitch="variable"/>
    <style:font-face style:name="Andale Mono" svg:font-family="'Andale Mono'" style:font-adornments="標準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1T19:24:47.198933671</meta:creation-date>
    <meta:editing-duration>PT45M35S</meta:editing-duration>
    <meta:editing-cycles>18</meta:editing-cycles>
    <meta:generator>LibreOffice/6.3.4.2.0$Linux_X86_64 LibreOffice_project/30$Build-2</meta:generator>
    <dc:title>Alizarin</dc:title>
    <dc:date>2020-02-01T20:21:22.865487045</dc:date>
    <meta:document-statistic meta:object-count="101"/>
  </office:meta>
</office:document-meta>
</file>